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9866in"/>
    </style:style>
    <style:style style:name="co2" style:family="table-column">
      <style:table-column-properties fo:break-before="auto" style:column-width="2.248in"/>
    </style:style>
    <style:style style:name="co3" style:family="table-column">
      <style:table-column-properties fo:break-before="auto" style:column-width="2.6236in"/>
    </style:style>
    <style:style style:name="co4" style:family="table-column">
      <style:table-column-properties fo:break-before="auto" style:column-width="0.9744in"/>
    </style:style>
    <style:style style:name="ro1" style:family="table-row">
      <style:table-row-properties style:row-height="0.3752in" fo:break-before="auto" style:use-optimal-row-height="false"/>
    </style:style>
    <style:style style:name="ro2" style:family="table-row">
      <style:table-row-properties style:row-height="2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3.0146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ta1" style:family="table" style:master-page-name="PageStyle_5f_CNNs">
      <style:table-properties table:display="true" style:writing-mode="lr-tb"/>
    </style:style>
    <style:style style:name="ce1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fo:background-color="#fff2cc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93c47d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93c47d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6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NN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1" table:default-cell-style-name="Default"/>
        <table:table-column table:style-name="co4" table:number-columns-repeated="997" table:default-cell-style-name="Default"/>
        <table:table-row table:style-name="ro1">
          <table:table-cell table:style-name="ce1" office:value-type="string" calcext:value-type="string">
            <text:p>Noms:</text:p>
          </table:table-cell>
          <table:table-cell table:style-name="ce9" table:number-columns-spanned="5" table:number-rows-spanned="1"/>
          <table:covered-table-cell table:number-columns-repeated="4"/>
          <table:table-cell table:style-name="ce22" table:number-columns-repeated="2"/>
          <table:table-cell table:style-name="ce8" table:number-columns-repeated="18"/>
          <table:table-cell table:number-columns-repeated="997"/>
        </table:table-row>
        <table:table-row table:style-name="ro2">
          <table:table-cell table:style-name="ce23" office:value-type="string" calcext:value-type="string" table:number-columns-spanned="8" table:number-rows-spanned="1">
            <text:p><text:span text:style-name="T1">HOW TO USE THIS DOCUMENT</text:span></text:p>
            <text:p><text:span text:style-name="T2">Each row represents an iteration around the experimentation cycle. Adhere to any limited specified in the lab description. Create a folder to store all curves, and make sure curve file names contain either timestamps or job ids.</text:span></text:p>
            <text:p><text:span text:style-name="T2">First column, Experiment Id, is to be set by you.</text:span></text:p>
            <text:p><text:span text:style-name="T2">Second column, Source Expriments, contains the Expriment Id/s upon which this particular cycle is based on.</text:span></text:p>
            <text:p><text:span text:style-name="T2">Third column, Hypothesis, proposes questions and answers to the outcomes of the source experiments.</text:span></text:p>
            <text:p><text:span text:style-name="T2">Fourth column, Experimental design, describes how the current hypothesis will be tested.</text:span></text:p>
            <text:p><text:span text:style-name="T2">Fifth column, Model summary, describes model being tested.</text:span></text:p>
            <text:p><text:span text:style-name="T2">Sixth column, Outcomes, includes results (Descriptive of curves and performance, together with performance metrics)</text:span></text:p>
            <text:p><text:span text:style-name="T2">Seventh column, Timestamp curves, contains the timestamp associated with the curves of this experiment</text:span></text:p>
            <text:p><text:span text:style-name="T2">Eighth column, Job Ids, contains the slurm job ids associated with this experiment.</text:span></text:p>
          </table:table-cell>
          <table:covered-table-cell table:number-columns-repeated="7"/>
          <table:table-cell table:style-name="ce8" table:number-columns-repeated="18"/>
          <table:table-cell table:number-columns-repeated="997"/>
        </table:table-row>
        <table:table-row table:style-name="ro3">
          <table:table-cell table:style-name="ce3" office:value-type="string" calcext:value-type="string">
            <text:p>Experiment id</text:p>
          </table:table-cell>
          <table:table-cell table:style-name="ce3" office:value-type="string" calcext:value-type="string">
            <text:p>Source experiment</text:p>
          </table:table-cell>
          <table:table-cell table:style-name="ce3" office:value-type="string" calcext:value-type="string">
            <text:p>Hypothesis</text:p>
          </table:table-cell>
          <table:table-cell table:style-name="ce3" office:value-type="string" calcext:value-type="string">
            <text:p>Experimental design</text:p>
          </table:table-cell>
          <table:table-cell table:style-name="ce16" office:value-type="string" calcext:value-type="string">
            <text:p>Model summary</text:p>
          </table:table-cell>
          <table:table-cell table:style-name="ce3" office:value-type="string" calcext:value-type="string">
            <text:p>Outcomes/Diagnosis</text:p>
          </table:table-cell>
          <table:table-cell table:style-name="ce3" office:value-type="string" calcext:value-type="string">
            <text:p>Job Ids</text:p>
          </table:table-cell>
          <table:table-cell table:style-name="ce8" table:number-columns-repeated="19"/>
          <table:table-cell table:number-columns-repeated="997"/>
        </table:table-row>
        <table:table-row table:style-name="ro4">
          <table:table-cell table:style-name="ce4" office:value-type="string" calcext:value-type="string">
            <text:p>Zero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A shallow network should work minimally in this problem, where low level details seem to be particularly relevant.</text:p>
          </table:table-cell>
          <table:table-cell table:style-name="ce14" office:value-type="string" calcext:value-type="string">
            <text:p>2 3x3 Convs, a GAP and a 16 dense (all relu) before the output. Using SGD and mom 0.8 we test several LR (0.1, 0.01, 0,001) and batch sizes (256, 128)</text:p>
            <text:p>Total experiments: 5</text:p>
          </table:table-cell>
          <table:table-cell table:style-name="ce17" office:value-type="string" calcext:value-type="string">
            <text:p>All models in this experiment use this same model, as only LR is changed:</text:p>
            <text:p/>
            <text:p>Layer (type)                 Output Shape              Param #   </text:p>
            <text:p>=================================================================</text:p>
            <text:p>conv2d (Conv2D)              (None, 256, 256, 32)      896       </text:p>
            <text:p>_________________________________________________________________</text:p>
            <text:p>conv2d_1 (Conv2D)            (None, 256, 256, 32)      9248      </text:p>
            <text:p>_________________________________________________________________</text:p>
            <text:p>global_average_pooling2d (Gl (None, 32)                0         </text:p>
            <text:p>_________________________________________________________________</text:p>
            <text:p>dense (Dense)                (None, 16)                528       </text:p>
            <text:p>_________________________________________________________________</text:p>
            <text:p>dense_1 (Dense)              (None, 29)                493       </text:p>
            <text:p>=================================================================</text:p>
            <text:p>Total params: 11,165</text:p>
            <text:p>Trainable params: 11,165</text:p>
            <text:p>Non-trainable params: 0</text:p>
          </table:table-cell>
          <table:table-cell table:style-name="ce14" office:value-type="string" calcext:value-type="string">
            <text:p>Batch size 256 crashes due to memory limit. We will stick to 128. Much better than random classifier. LR 0.01 shows a slow convergence, no overfitting, reaching 35 acc in 45 epochs. LR 0.1 is faster, reaching the same mark in 15 epochs and going a bit above. Rather noisy learning in most cases</text:p>
          </table:table-cell>
          <table:table-cell table:style-name="ce14" office:value-type="string" calcext:value-type="string">
            <text:p>LR 0.1: 6928529 </text:p>
            <text:p>LR 0.01: 6928496</text:p>
          </table:table-cell>
          <table:table-cell table:style-name="ce14" table:number-columns-repeated="19"/>
          <table:table-cell table:number-columns-repeated="997"/>
        </table:table-row>
        <table:table-row table:style-name="ro5">
          <table:table-cell table:style-name="ce5"/>
          <table:table-cell table:style-name="ce11" office:value-type="string" calcext:value-type="string">
            <text:p>zero</text:p>
          </table:table-cell>
          <table:table-cell table:style-name="ce15" office:value-type="string" calcext:value-type="string">
            <text:p>Based on F3, propose an hipothesis</text:p>
          </table:table-cell>
          <table:table-cell table:style-name="ce15" office:value-type="string" calcext:value-type="string">
            <text:p>Define an experiment to test C4</text:p>
          </table:table-cell>
          <table:table-cell table:style-name="ce18" office:value-type="string" calcext:value-type="string">
            <text:p>...</text:p>
          </table:table-cell>
          <table:table-cell table:style-name="ce15" office:value-type="string" calcext:value-type="string">
            <text:p>Describe results of D4</text:p>
          </table:table-cell>
          <table:table-cell table:style-name="ce11" table:number-columns-repeated="20"/>
          <table:table-cell table:number-columns-repeated="997"/>
        </table:table-row>
        <table:table-row table:style-name="ro6" table:number-rows-repeated="5">
          <table:table-cell table:style-name="ce5"/>
          <table:table-cell table:style-name="ce11" table:number-columns-repeated="3"/>
          <table:table-cell table:style-name="ce18"/>
          <table:table-cell table:style-name="ce11" table:number-columns-repeated="21"/>
          <table:table-cell table:number-columns-repeated="997"/>
        </table:table-row>
        <table:table-row table:style-name="ro5">
          <table:table-cell table:style-name="ce7" office:value-type="string" calcext:value-type="string">
            <text:p>Limit of 6 experimentation cycles</text:p>
          </table:table-cell>
          <table:table-cell table:style-name="ce13" table:number-columns-repeated="3"/>
          <table:table-cell table:style-name="ce20"/>
          <table:table-cell table:style-name="ce13" table:number-columns-repeated="2"/>
          <table:table-cell table:style-name="ce8" table:number-columns-repeated="19"/>
          <table:table-cell table:number-columns-repeated="997"/>
        </table:table-row>
        <table:table-row table:style-name="ro5">
          <table:table-cell table:style-name="ce7" office:value-type="string" calcext:value-type="string">
            <text:p>Test results with final model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8" office:value-type="string" calcext:value-type="string">
            <text:p>???</text:p>
          </table:table-cell>
          <table:table-cell table:style-name="ce13" office:value-type="string" calcext:value-type="string">
            <text:p>-</text:p>
          </table:table-cell>
          <table:table-cell table:style-name="ce8" table:number-columns-repeated="19"/>
          <table:table-cell table:number-columns-repeated="997"/>
        </table:table-row>
        <table:table-row table:style-name="ro6" table:number-rows-repeated="989">
          <table:table-cell table:style-name="ce8" table:number-columns-repeated="4"/>
          <table:table-cell table:style-name="ce21"/>
          <table:table-cell table:style-name="ce8" table:number-columns-repeated="21"/>
          <table:table-cell table:number-columns-repeated="997"/>
        </table:table-row>
        <table:table-row table:style-name="ro7" table:number-rows-repeated="1047574">
          <table:table-cell table:number-columns-repeated="1023"/>
        </table:table-row>
        <table:table-row table:style-name="ro8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2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currency-style style:name="N1013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41" number:language="en" number:country="US">
      <number:hours/>
      <number:text>:</number:text>
      <number:minute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CNNs" style:display-name="PageStyle_CN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15T15:37:13.495433564</dc:date>
    <meta:editing-duration>PT26M16S</meta:editing-duration>
    <meta:editing-cycles>3</meta:editing-cycles>
    <meta:document-statistic meta:table-count="1" meta:cell-count="29" meta:object-count="0"/>
  </office:meta>
</office:document-meta>
</file>